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Mono" svg:font-family="'DM Mono', monospace"/>
    <style:font-face style:name="DM Mono1" svg:font-family="'DM Mono', 'var font-mono', monospace"/>
    <style:font-face style:name="DM Sans" svg:font-family="'DM Sans', 'var font-sans', sans-serif"/>
    <style:font-face style:name="DM Serif Display" svg:font-family="'DM Serif Display', 'var font-serif', 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Heading_20_1.hero" style:master-page-name="HTML">
      <style:paragraph-properties style:page-number="auto"/>
    </style:style>
    <style:style style:name="P2" style:family="paragraph" style:parent-style-name="Heading_20_2.section-title">
      <style:text-properties style:font-name="DM Sans"/>
    </style:style>
    <style:style style:name="P3" style:family="paragraph" style:parent-style-name="Heading_20_2.section-title">
      <style:text-properties style:font-name="DM Sans" officeooo:rsid="0018e441" officeooo:paragraph-rsid="0018e441"/>
    </style:style>
    <style:style style:name="P4" style:family="paragraph" style:parent-style-name="Heading_20_3.sub">
      <style:text-properties style:font-name="DM Sans"/>
    </style:style>
    <style:style style:name="P5" style:family="paragraph" style:parent-style-name="Heading_20_3.sub">
      <style:text-properties style:font-name="DM Sans" officeooo:paragraph-rsid="0015741e"/>
    </style:style>
    <style:style style:name="P6" style:family="paragraph" style:parent-style-name="Heading_20_4">
      <style:text-properties style:font-name="DM Sans" loext:padding-left="0in" loext:padding-right="0in" loext:padding-top="0.0193in" loext:padding-bottom="0in" loext:border-left="none" loext:border-right="none" loext:border-top="0.06pt solid #000000" loext:border-bottom="none"/>
    </style:style>
    <style:style style:name="P7" style:family="paragraph" style:parent-style-name="Text_20_Body.deck">
      <style:text-properties style:font-name="DM Sans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style:text-properties style:font-name="DM Sans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DM Sans" loext:padding="0in" loext:border="none"/>
    </style:style>
    <style:style style:name="P11" style:family="paragraph" style:parent-style-name="Text_20_body">
      <style:text-properties style:font-name="DM Sans" loext:padding="0in" loext:border="none"/>
    </style:style>
    <style:style style:name="P12" style:family="paragraph" style:parent-style-name="Text_20_body">
      <style:text-properties style:font-name="DM Sans" officeooo:paragraph-rsid="0015741e"/>
    </style:style>
    <style:style style:name="P13" style:family="paragraph" style:parent-style-name="Text_20_body">
      <style:text-properties style:font-name="DM Sans" fo:font-weight="normal" style:font-weight-asian="normal" style:font-weight-complex="normal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DM Mono1" fo:font-size="8.25pt" loext:padding-left="0in" loext:padding-right="0in" loext:padding-top="0in" loext:padding-bottom="0.0193in" loext:border-left="none" loext:border-right="none" loext:border-top="none" loext:border-bottom="0.06pt solid #000000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DM Mono1" fo:font-size="8.25pt" officeooo:paragraph-rsid="0015741e" loext:padding="0in" loext:border="none"/>
    </style:style>
    <style:style style:name="P16" style:family="paragraph" style:parent-style-name="Text_20_body">
      <style:text-properties style:font-name="DM Mono1" fo:font-size="7.5pt"/>
    </style:style>
    <style:style style:name="P17" style:family="paragraph" style:parent-style-name="Text_20_body">
      <style:paragraph-properties fo:line-height="170%"/>
      <style:text-properties style:font-name="DM Mono1" loext:padding="0.0193in" loext:border="0.06pt solid #000000"/>
    </style:style>
    <style:style style:name="P18" style:family="paragraph" style:parent-style-name="Text_20_body">
      <style:paragraph-properties fo:margin-top="0in" fo:margin-bottom="0in" style:contextual-spacing="false" fo:line-height="170%"/>
      <style:text-properties style:font-name="DM Mono1" fo:font-weight="normal" officeooo:paragraph-rsid="0015741e" loext:padding="0.0193in" loext:border="0.06pt solid #000000"/>
    </style:style>
    <style:style style:name="P19" style:family="paragraph" style:parent-style-name="Text_20_body">
      <style:text-properties style:font-name="DM Mono1" fo:font-weight="normal" style:font-weight-asian="normal" style:font-weight-complex="normal" loext:padding="0.0193in" loext:border="0.06pt solid #000000"/>
    </style:style>
    <style:style style:name="P20" style:family="paragraph" style:parent-style-name="Text_20_body">
      <style:text-properties style:font-name="DM Mono1" loext:padding="0in" loext:border="none"/>
    </style:style>
    <style:style style:name="P21" style:family="paragraph" style:parent-style-name="Text_20_body">
      <style:text-properties style:font-name="DM Serif Display" fo:font-style="italic" fo:font-weight="normal" loext:padding-left="0.0193in" loext:padding-right="0in" loext:padding-top="0in" loext:padding-bottom="0in" loext:border-left="1.5pt solid #000000" loext:border-right="none" loext:border-top="none" loext:border-bottom="none"/>
    </style:style>
    <style:style style:name="P22" style:family="paragraph" style:parent-style-name="Text_20_body">
      <style:paragraph-properties fo:line-height="150%"/>
      <style:text-properties style:font-name="DM Serif Display" fo:font-style="italic" officeooo:paragraph-rsid="0015741e" loext:padding-left="0.0193in" loext:padding-right="0in" loext:padding-top="0in" loext:padding-bottom="0in" loext:border-left="1.5pt solid #000000" loext:border-right="none" loext:border-top="none" loext:border-bottom="none"/>
    </style:style>
    <style:style style:name="P23" style:family="paragraph" style:parent-style-name="Text_20_body">
      <style:text-properties style:font-name="DM Serif Display" loext:padding-left="0.0193in" loext:padding-right="0in" loext:padding-top="0in" loext:padding-bottom="0in" loext:border-left="1.5pt solid #000000" loext:border-right="none" loext:border-top="none" loext:border-bottom="none"/>
    </style:style>
    <style:style style:name="P24" style:family="paragraph" style:parent-style-name="Text_20_body">
      <style:paragraph-properties fo:margin-top="0in" fo:margin-bottom="0in" style:contextual-spacing="false"/>
      <style:text-properties officeooo:rsid="00152720" officeooo:paragraph-rsid="00152720"/>
    </style:style>
    <style:style style:name="P25" style:family="paragraph" style:parent-style-name="Text_20_body">
      <style:paragraph-properties fo:margin-top="0in" fo:margin-bottom="0in" style:contextual-spacing="false" fo:line-height="160%"/>
      <style:text-properties officeooo:paragraph-rsid="0015741e"/>
    </style:style>
    <style:style style:name="P26" style:family="paragraph" style:parent-style-name="Text_20_body">
      <style:paragraph-properties fo:margin-top="0in" fo:margin-bottom="0in" style:contextual-spacing="false" fo:line-height="145%"/>
    </style:style>
    <style:style style:name="T1" style:family="text">
      <style:text-properties style:font-name="DM Sans"/>
    </style:style>
    <style:style style:name="T2" style:family="text">
      <style:text-properties style:font-name="DM Sans" loext:padding="0in" loext:border="none"/>
    </style:style>
    <style:style style:name="T3" style:family="text">
      <style:text-properties style:font-name="DM Sans" fo:font-weight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T4" style:family="text">
      <style:text-properties style:font-name="DM Sans" fo:font-weight="normal" officeooo:rsid="0015741e" loext:padding-left="0in" loext:padding-right="0in" loext:padding-top="0.0193in" loext:padding-bottom="0in" loext:border-left="none" loext:border-right="none" loext:border-top="0.06pt solid #000000" loext:border-bottom="none"/>
    </style:style>
    <style:style style:name="T5" style:family="text">
      <style:text-properties style:font-name="DM Sans" fo:font-weight="normal" officeooo:rsid="00171284" loext:padding-left="0in" loext:padding-right="0in" loext:padding-top="0.0193in" loext:padding-bottom="0in" loext:border-left="none" loext:border-right="none" loext:border-top="0.06pt solid #000000" loext:border-bottom="none"/>
    </style:style>
    <style:style style:name="T6" style:family="text">
      <style:text-properties style:font-name="DM Sans" fo:font-weight="normal" style:font-weight-asian="normal" style:font-weight-complex="normal"/>
    </style:style>
    <style:style style:name="T7" style:family="text">
      <style:text-properties style:font-name="DM Sans" officeooo:rsid="0018e441"/>
    </style:style>
    <style:style style:name="T8" style:family="text">
      <style:text-properties style:font-name="DM Sans" officeooo:rsid="00152720"/>
    </style:style>
    <style:style style:name="T9" style:family="text">
      <style:text-properties style:font-name="DM Mono"/>
    </style:style>
    <style:style style:name="T10" style:family="text">
      <style:text-properties style:font-name="DM Mono" fo:font-weight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T11" style:family="text">
      <style:text-properties style:font-name="DM Mono" fo:font-weight="normal" officeooo:rsid="0015741e" loext:padding-left="0in" loext:padding-right="0in" loext:padding-top="0.0193in" loext:padding-bottom="0in" loext:border-left="none" loext:border-right="none" loext:border-top="0.06pt solid #000000" loext:border-bottom="none"/>
    </style:style>
    <style:style style:name="T12" style:family="text">
      <style:text-properties fo:font-size="8.25pt"/>
    </style:style>
    <style:style style:name="T13" style:family="text">
      <style:text-properties officeooo:rsid="00152720"/>
    </style:style>
    <style:style style:name="T14" style:family="text">
      <style:text-properties officeooo:rsid="0015741e"/>
    </style:style>
    <style:style style:name="T15" style:family="text">
      <style:text-properties officeooo:rsid="00171284"/>
    </style:style>
    <style:style style:name="T16" style:family="text">
      <style:text-properties officeooo:rsid="0018e441"/>
    </style:style>
    <style:style style:name="T17" style:family="text">
      <style:text-properties officeooo:rsid="001a7708"/>
    </style:style>
    <style:style style:name="T18" style:family="text">
      <style:text-properties style:font-name="DM Serif Display" fo:font-style="italic" fo:font-weight="normal" loext:padding-left="0.0193in" loext:padding-right="0in" loext:padding-top="0in" loext:padding-bottom="0in" loext:border-left="1.5pt solid #000000" loext:border-right="none" loext:border-top="none" loext:border-bottom="none"/>
    </style:style>
    <style:style style:name="T19" style:family="text">
      <style:text-properties fo:font-style="italic" fo:font-weight="normal"/>
    </style:style>
    <style:style style:name="T20" style:family="text">
      <style:text-properties fo:font-style="italic" fo:font-weight="normal" officeooo:rsid="0018e441"/>
    </style:style>
    <style:style style:name="T21" style:family="text">
      <style:text-properties fo:font-style="italic" fo:font-weight="normal" officeooo:rsid="001a77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XCP-ng </text:span><text:span text:style-name="Emphasis"><text:span text:style-name="T1">Community</text:span></text:span><text:span text:style-name="T1"><text:line-break/>Edition</text:span></text:h>
      <text:p text:style-name="P7">A community-built ISO of XCP-ng that removes the friction of initial setup by pointing XO Lite's deployment flow to a self-hosted <text:span text:style-name="T13">XOA</text:span> image.</text:p>
      <text:p text:style-name="P14">Status: Active development Platform: GitHub Actions Base: XCP-ng 8.x April 2026 </text:p>
      <text:p text:style-name="P16">01 — Background</text:p>
      <text:h text:style-name="P2" text:outline-level="2">Why this exists</text:h>
      <text:p text:style-name="P9">XCP-ng ships with XO Lite, a lightweight management SPA served directly from XAPI. When a fresh host is installed and opened in a browser, XO Lite offers a button to deploy XOA — Xen Orchestra Appliance, the full management interface. Out of the box, that button points to a Vates-hosted image.</text:p>
      <text:p text:style-name="P9">For <text:span text:style-name="T13">home labbers</text:span> who <text:span text:style-name="T13">want to get into XCP-ng the build from source while being incredibley simplified now by Ronivay’s work [ </text:span><text:a xlink:type="simple" xlink:href="https://github.com/ronivay/XenOrchestraInstallerUpdater" text:style-name="Internet_20_link" text:visited-style-name="Visited_20_Internet_20_Link"><text:span text:style-name="T13">https://github.com/ronivay/XenOrchestraInstallerUpdater</text:span></text:a><text:span text:style-name="T13">]</text:span> this is unnecessary friction. </text:p>
      <text:p text:style-name="P26"><text:span text:style-name="T18">The goal is to get it’s XCP-ng with XOA up and running as simply as possible with the community version ( build from source ) of XOA.</text:span></text:p>
      <text:p text:style-name="P16">02 — Architecture</text:p>
      <text:h text:style-name="P2" text:outline-level="2">What the build changes</text:h>
      <text:p text:style-name="P9">The project is intentionally minimal: one fork and one ISO builder repository, with no scheduled jobs, no cross-repo dispatches, and no GitHub Pages infrastructure.</text:p>
      <text:p text:style-name="P10"/>
      <text:p text:style-name="P24"><text:span text:style-name="T2">Single Repo</text:span></text:p>
      <text:p text:style-name="P8"><text:span text:style-name="T2">Fork of </text:span><text:span text:style-name="Strong_20_Emphasis"><text:span text:style-name="T2">vatesfr/xen-orchestra</text:span></text:span><text:span text:style-name="T2">. Contains a patch to </text:span><text:span text:style-name="Source_20_Text"><text:span text:style-name="T2">xoa-deploy.vue</text:span></text:span><text:span text:style-name="T2"> that rewrites the XVA download URL from the Vates appliance to a community-hosted image.</text:span></text:p>
      <text:p text:style-name="P11">ISO builder with a single GitHub Actions workflow. Pulls the upstream XCP-ng ISO, patches the XO Lite RPM in place, rebuilds the ISO with correct hybrid boot flags, and uploads the artifact.</text:p>
      <text:h text:style-name="P4" text:outline-level="3"><text:soft-page-break/>The two patch targets</text:h>
      <text:p text:style-name="Text_20_body"><text:span text:style-name="T1">XO Lite has a two-layer loading model. The outer </text:span><text:span text:style-name="T9">index.html</text:span><text:span text:style-name="T1"> contains a </text:span><text:span text:style-name="T9">try/catch</text:span><text:span text:style-name="T1"> block that </text:span><text:span text:style-name="T8">load</text:span><text:span text:style-name="T1"> </text:span><text:span text:style-name="T9">lite.xen-orchestra.com</text:span><text:span text:style-name="T1"> to fetch the latest build before falling back to the locally bundled </text:span><text:span text:style-name="T9">xolite.html</text:span><text:span text:style-name="T1">. The patched build removes that block entirely. The XVA download URL lives inside the compiled JS of </text:span><text:span text:style-name="T9">xoa-deploy.vue</text:span><text:span text:style-name="T1"> and is rewritten via </text:span><text:span text:style-name="T9">sed</text:span><text:span text:style-name="T1"> to </text:span><text:span text:style-name="T8">a community URL at this stage it’s only on my local network :D</text:span></text:p>
      <text:p text:style-name="P16">03 — Build pipeline</text:p>
      <text:h text:style-name="P2" text:outline-level="2">How the ISO is assembled</text:h>
      <text:h text:style-name="Heading_20_3.sub" text:outline-level="3">RPM built from source</text:h>
      <text:p text:style-name="P12"><text:span text:style-name="T14">A first</text:span> approach of patching compiled assets with <text:span text:style-name="T9">rpmrebuild</text:span> was discarded in favour of a full source build. The core problem with the binary-patch approach was Vite's content-hashed output filenames — <text:span text:style-name="T9">XoaDeployView-Dn74Z1bd.js</text:span> changes on every upstream rebuild, requiring manual re-discovery of the new filename with each XCP-ng ISO update. <text:span text:style-name="T14">Anyway this was not a reliable option in the long run.</text:span></text:p>
      <text:p text:style-name="P12">The current pipeline builds the RPM from source: clone the <text:span text:style-name="T14">repo</text:span>, apply a single git-format patch to the TypeScript source, compile with yarn/Vite, assemble a tarball, and run <text:span text:style-name="T9">rpmbuild</text:span> with a minimally modified community spec. The patch lives at the correct abstraction level and <text:span text:style-name="T14">is designed to </text:span>survives upstream filename changes automatically.</text:p>
      <text:p text:style-name="P22">The patch file is the only artifact that encodes the community customization — everything else is standard plumbing that follows the upstream spec unchanged.</text:p>
      <text:h text:style-name="P5" text:outline-level="3">Build sequence</text:h>
      <text:p text:style-name="P15">A</text:p>
      <text:p text:style-name="P25"><text:span text:style-name="Strong_20_Emphasis"><text:span text:style-name="T3">Detect version from the ISO.</text:span></text:span><text:span text:style-name="T3"> Query the XO Lite RPM already present in the extracted ISO to get the exact version string, rather than hardcoding it. </text:span></text:p>
      <text:p text:style-name="P18">XO_LITE_RPM=$(find iso-work/Packages/ -name "xo-lite*.rpm" | head -1) XO_VERSION=$(rpm -qp --queryformat '%{VERSION}' "$XO_LITE_RPM")</text:p>
      <text:p text:style-name="P15">B</text:p>
      <text:p text:style-name="P25"><text:span text:style-name="Strong_20_Emphasis"><text:span text:style-name="T4">C</text:span></text:span><text:span text:style-name="Strong_20_Emphasis"><text:span text:style-name="T3">lone the</text:span></text:span><text:span text:style-name="Strong_20_Emphasis"><text:span text:style-name="T4"> xen-orchestra</text:span></text:span><text:span text:style-name="Strong_20_Emphasis"><text:span text:style-name="T3"> repo</text:span></text:span><text:span text:style-name="T3">. </text:span></text:p>
      <text:p text:style-name="P18"><text:soft-page-break/>git clone https://github.com/vatesfr/xen-orchestra.git</text:p>
      <text:p text:style-name="P15">C</text:p>
      <text:p text:style-name="P25"><text:span text:style-name="Strong_20_Emphasis"><text:span text:style-name="T3">Apply the community patch.</text:span></text:span><text:span text:style-name="T3"> A standard </text:span><text:span text:style-name="T10">git diff</text:span><text:span text:style-name="T3">-format patch targeting </text:span><text:span text:style-name="T10">@xen-orchestra/lite/src/views/deploy-xoa/DeployXoaView.vue</text:span><text:span text:style-name="T3">. It replaces the hardcoded Vates XVA URL with a </text:span><text:span text:style-name="T11">new URL</text:span><text:span text:style-name="T3">, inserted before the existing XAPI import call. </text:span></text:p>
      <text:p text:style-name="P18">git apply patches/community-xoa-deploy.patch</text:p>
      <text:p text:style-name="P15">D</text:p>
      <text:p text:style-name="P25"><text:span text:style-name="Strong_20_Emphasis"><text:span text:style-name="T3">Install dependencies and build.</text:span></text:span><text:span text:style-name="T3"> Uses the repo's turbo pipeline. </text:span></text:p>
      <text:p text:style-name="P18">yarn build:xo-lite</text:p>
      <text:p text:style-name="P15">E</text:p>
      <text:p text:style-name="P25"><text:span text:style-name="Strong_20_Emphasis"><text:span text:style-name="T3">Assemble the source tarball.</text:span></text:span><text:span text:style-name="T3"> The spec's </text:span><text:span text:style-name="T10">%autosetup</text:span><text:span text:style-name="T3"> expects a top-level directory named </text:span><text:span text:style-name="T10">xo-lite-{VERSION}/</text:span><text:span text:style-name="T3"> containing the Vite </text:span><text:span text:style-name="T10">dist/</text:span><text:span text:style-name="T3"> output </text:span><text:span text:style-name="T5">with the patched index.html, the</text:span><text:span text:style-name="T3"> </text:span><text:span text:style-name="T10">LICENSE</text:span><text:span text:style-name="T3"> and </text:span><text:span text:style-name="T10">CHANGELOG.md</text:span><text:span text:style-name="T3">. </text:span></text:p>
      <text:p text:style-name="P18">TARBALL_DIR="xo-lite-${XO_VERSION}" tar -czf "xo-lite-${XO_VERSION}.tar.gz" "${TARBALL_DIR}/"</text:p>
      <text:p text:style-name="P15">F</text:p>
      <text:p text:style-name="P25"><text:span text:style-name="Strong_20_Emphasis"><text:span text:style-name="T3">Build the RPM with rpmbuild.</text:span></text:span><text:span text:style-name="T3"> The community spec is the upstream spec with two changes only: </text:span><text:span text:style-name="T10">Source0</text:span><text:span text:style-name="T3"> points to the local tarball, and the </text:span><text:span text:style-name="T10">Release</text:span><text:span text:style-name="T3"> field gets a </text:span><text:span text:style-name="T10">community.1</text:span><text:span text:style-name="T3"> suffix. </text:span></text:p>
      <text:p text:style-name="P18">mkdir -p ~/rpmbuild/{SOURCES,SPECS,RPMS,SRPMS,BUILD} cp "xo-lite-${XO_VERSION}.tar.gz" ~/rpmbuild/SOURCES/ cp SPECS/xo-lite-community.spec ~/rpmbuild/SPECS/ rpmbuild -ba ~/rpmbuild/SPECS/xo-lite-community.spec \ --define "_topdir $HOME/rpmbuild"</text:p>
      <text:p text:style-name="P15">G</text:p>
      <text:p text:style-name="P25"><text:span text:style-name="Strong_20_Emphasis"><text:span text:style-name="T3">Swap the RPM into the ISO.</text:span></text:span><text:span text:style-name="T3"> Remove the original, drop in the new one, and let </text:span><text:span text:style-name="T10">createrepo_c --update</text:span><text:span text:style-name="T3"> rebuild the repo metadata. </text:span></text:p>
      <text:p text:style-name="P18">rm -f "$XO_LITE_RPM" cp ~/rpmbuild/RPMS/noarch/xo-lite-*.rpm iso-work/Packages/</text:p>
      <text:h text:style-name="P4" text:outline-level="3">ISO repack with hybrid boot support</text:h>
      <text:p text:style-name="P9">Early <text:span text:style-name="T15">test I</text:span> used <text:span text:style-name="T9">genisoimage</text:span>, <text:span text:style-name="T15">but couldn’t get it boot on a physical machine</text:span>. The current pipeline uses <text:span text:style-name="T9">xorriso -as mkisofs</text:span> for the ISO, followed by a mandatory <text:soft-page-break/><text:span text:style-name="T9">isohybrid --uefi</text:span> post-processing step from <text:span text:style-name="T9">syslinux-utils</text:span> to stamp the full partition table. <text:span text:style-name="T15">This is now working and I have both legacy Bios or UEFI boot mode</text:span>.</text:p>
      <text:h text:style-name="P4" text:outline-level="3">Answerfile via isolinux.cfg</text:h>
      <text:p text:style-name="P9">Replacing the signed XO Lite RPM invalidates repomd.xml.asc, which would cause the installer to abort with a GPG verification failure. <text:span text:style-name="T16">T</text:span>he answerfile is served externally over HTTP and the installer is pointed to it via a kernel parameter injected directly into isolinux.cfg.</text:p>
      <text:p text:style-name="P9">The build step patches the boot configuration with a single sed in-place substitution:</text:p>
      <text:p text:style-name="P19">sed -i \ 's|--- /install.img|answerfile=http://192.168.0.1:3000/answerfile.xml install --- /install.img|' \ iso-work/boot/isolinux/isolinux.cfg</text:p>
      <text:p text:style-name="P9">At install time the host-installer fetches the answerfile from that URL. The answerfile itself carries the GPG bypass directives and any other unattended installation parameters.</text:p>
      <text:p text:style-name="Text_20_body"><text:span text:style-name="T7">This is a workaround for now as the ISO rebuild is breaking the GPG check, an issue that needs to be investigated to fix in the future, sooner than later</text:span><text:span text:style-name="T1">.</text:span></text:p>
      <text:p text:style-name="P16">04 — Lessons learned</text:p>
      <text:h text:style-name="P3" text:outline-level="2">Lot’s of learning !</text:h>
      <text:p text:style-name="P20"><text:span text:style-name="T12">GPG attrs</text:span></text:p>
      <text:h text:style-name="P6" text:outline-level="4">Two independent attributes, not one</text:h>
      <text:p text:style-name="Text_20_body"><text:span text:style-name="T6">gpgcheck and repo_gpgcheck are separate. Couldn’t find documentation about it but the XCP-ng forum was helpful as well as the installer source at answerfile.py.</text:span> </text:p>
      <text:p text:style-name="P20"><text:span text:style-name="T12">Network</text:span></text:p>
      <text:h text:style-name="P6" text:outline-level="4">VIF network selection bug</text:h>
      <text:p text:style-name="P13">filteredNetworks in xoa-deploy.vue seems to sorts alphabetically, time to time auto-selecting "Host internal management network" over the correct VIF linked to the Eth. A fix would requires filtering networks with VIF associations, or forcing explicit user selection. </text:p>
      <text:p text:style-name="P13"><text:soft-page-break/>PS: This is currently an issue because my XOA image is not using the configuration </text:p>
      <text:p text:style-name="Text_20_body"><text:span text:style-name="T6">provided by XO-lite.</text:span></text:p>
      <text:p text:style-name="P16">05 — Remaining work</text:p>
      <text:h text:style-name="P2" text:outline-level="2">What comes next</text:h>
      <text:p text:style-name="P21">- <text:span text:style-name="T16">Support GPG check in the ISO build to remove the Answerfile workaround</text:span></text:p>
      <text:p text:style-name="P21">- <text:span text:style-name="T16">Find a way to set user/pass, NIC, XOA, ssh pass to the image provided by Ronivay.</text:span></text:p>
      <text:p text:style-name="P23"><text:span text:style-name="T19">- </text:span><text:span text:style-name="T20">Build a middleware that support HTTPS and g</text:span><text:span text:style-name="T21">unzip</text:span><text:span text:style-name="T20"> format and re-stream seemlessly to </text:span><text:span text:style-name="T21">xapi </text:span><text:span text:style-name="T20">VM.import </text:span><text:span text:style-name="T21">which doesn’t support HTTPS and gunzip forma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Mono" svg:font-family="'DM Mono', monospace"/>
    <style:font-face style:name="DM Mono1" svg:font-family="'DM Mono', 'var font-mono', monospace"/>
    <style:font-face style:name="DM Sans" svg:font-family="'DM Sans', 'var font-sans', sans-serif"/>
    <style:font-face style:name="DM Serif Display" svg:font-family="'DM Serif Display', 'var font-serif', 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2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JP" style:font-size-asian="12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75%"/>
      <style:text-properties fo:font-weight="normal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1.hero" style:display-name="Heading 1.hero" style:family="paragraph" style:parent-style-name="Heading_20_1">
      <style:paragraph-properties fo:line-height="112%"/>
      <style:text-properties style:font-name="DM Serif Display" fo:font-family="'DM Serif Display', 'var font-serif', serif" fo:font-weight="normal" style:font-name-asian="DM Serif Display" style:font-family-asian="'DM Serif Display', 'var font-serif', serif" style:font-weight-asian="normal" style:font-name-complex="DM Serif Display" style:font-family-complex="'DM Serif Display', 'var font-serif', serif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2.section-title" style:display-name="Heading 2.section-title" style:family="paragraph" style:parent-style-name="Heading_20_2">
      <style:text-properties style:font-name="DM Serif Display" fo:font-family="'DM Serif Display', 'var font-serif', serif" fo:font-weight="normal" style:font-name-asian="DM Serif Display" style:font-family-asian="'DM Serif Display', 'var font-serif', serif" style:font-weight-asian="normal" style:font-name-complex="DM Serif Display" style:font-family-complex="'DM Serif Display', 'var font-serif', serif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3.sub" style:display-name="Heading 3.sub" style:family="paragraph" style:parent-style-name="Heading_20_3">
      <style:text-properties fo:text-transform="uppercase" style:font-name="DM Mono1" fo:font-family="'DM Mono', 'var font-mono', monospace" fo:font-size="9pt" style:font-name-asian="DM Mono1" style:font-family-asian="'DM Mono', 'var font-mono', monospace" style:font-size-asian="9pt" style:font-name-complex="DM Mono1" style:font-family-complex="'DM Mono', 'var font-mono', monospace" style:font-size-complex="9pt"/>
    </style:style>
    <style:style style:name="Text_20_Body.kicker" style:display-name="Text Body.kicker" style:family="paragraph" style:parent-style-name="Text_20_body">
      <style:text-properties fo:text-transform="uppercase" style:font-name="DM Mono1" fo:font-family="'DM Mono', 'var font-mono', monospace" fo:font-size="8.25pt" style:font-name-asian="DM Mono1" style:font-family-asian="'DM Mono', 'var font-mono', monospace" style:font-size-asian="8.25pt" style:font-name-complex="DM Mono1" style:font-family-complex="'DM Mono', 'var font-mono', monospace" style:font-size-complex="8.25pt"/>
    </style:style>
    <style:style style:name="Text_20_Body.deck" style:display-name="Text Body.deck" style:family="paragraph" style:parent-style-name="Text_20_body">
      <style:paragraph-properties fo:line-height="165%"/>
      <style:text-properties fo:font-weight="normal" style:font-weight-asian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9T20:58:26.377470567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67" meta:word-count="995" meta:character-count="6726" meta:non-whitespace-character-count="5782"/>
  </office:meta>
</office:document-meta>
</file>